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4.svm" manifest:media-type=""/>
  <manifest:file-entry manifest:full-path="Pictures/1000000100000139000000629F45A28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6.4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draw:fill-color="#862121"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6.74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7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455cm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39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94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54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9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3.00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5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45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4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45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1cm" fo:min-width="2.507cm" loext:decorative="false"/>
      <style:paragraph-properties style:writing-mode="lr-tb"/>
    </style:style>
    <style:style style:name="co1" style:family="table-column">
      <style:table-column-properties style:column-width="0.966cm" style:use-optimal-column-width="false"/>
    </style:style>
    <style:style style:name="co2" style:family="table-column">
      <style:table-column-properties style:column-width="0.965cm" style:use-optimal-column-width="false"/>
    </style:style>
    <style:style style:name="co3" style:family="table-column">
      <style:table-column-properties style:column-width="0.951cm" style:use-optimal-column-width="false"/>
    </style:style>
    <style:style style:name="ro1" style:family="table-row">
      <style:table-row-properties style:row-height="0.53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524cm" style:use-optimal-row-height="false"/>
    </style:style>
    <style:style style:name="ce1" style:family="table-cell">
      <loext:graphic-properties draw:textarea-vertical-align="middle" fo:padding-top="0cm" fo:padding-bottom="0cm" fo:padding-left="0cm" fo:padding-right="0cm"/>
      <style:paragraph-properties fo:border="0.28pt solid #000000"/>
      <style:text-properties fo:font-size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P3" style:family="paragraph">
      <loext:graphic-properties draw:fill-color="#862121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Montserrat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Montserrat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Montserrat" fo:font-size="20pt" style:font-size-asian="20pt" style:font-size-complex="20pt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style:font-name="Montserrat" fo:font-size="32pt" style:font-size-asian="32pt" style:font-size-complex="32pt"/>
    </style:style>
    <style:style style:name="T3" style:family="text">
      <style:text-properties style:font-name="Montserrat" fo:font-size="12pt" style:font-size-asian="12pt" style:font-size-complex="12pt"/>
    </style:style>
    <style:style style:name="T4" style:family="text">
      <style:text-properties style:font-name="Montserrat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Template" svg:width="3.281cm" svg:height="1.027cm" svg:x="1.27cm" svg:y="28.179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2" draw:text-style-name="P2" draw:layer="Template" svg:width="6.9cm" svg:height="0.852cm" svg:x="12.77cm" svg:y="28.368cm">
          <draw:text-box>
            <text:p><text:span text:style-name="T1">www.swingsurlasorgue.fr</text:span></text:p>
          </draw:text-box>
        </draw:frame>
        <draw:frame draw:style-name="gr3" draw:layer="layout" svg:width="4.813cm" svg:height="2.713cm" svg:x="8.728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4.813cm" svg:height="2.643cm" svg:x="2.648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3" draw:layer="layout" svg:width="4.813cm" svg:height="2.643cm" svg:x="14.74cm" svg:y="6.3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layer="layout" svg:width="4.813cm" svg:height="2.643cm" svg:x="8.729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3" draw:layer="layout" svg:width="4.813cm" svg:height="2.643cm" svg:x="2.649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3" draw:layer="layout" svg:width="4.813cm" svg:height="2.643cm" svg:x="14.741cm" svg:y="1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3" draw:layer="layout" svg:width="4.813cm" svg:height="2.643cm" svg:x="8.73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3" draw:layer="layout" svg:width="4.813cm" svg:height="2.643cm" svg:x="2.65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" draw:layer="layout" svg:width="4.813cm" svg:height="2.643cm" svg:x="14.742cm" svg:y="17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3" draw:layer="layout" svg:width="4.813cm" svg:height="2.643cm" svg:x="8.731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3" draw:layer="layout" svg:width="4.813cm" svg:height="2.643cm" svg:x="2.651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3" draw:layer="layout" svg:width="4.813cm" svg:height="2.643cm" svg:x="14.743cm" svg:y="23.7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style-name="gr4" draw:text-style-name="P3" draw:layer="layout" svg:width="0.309cm" svg:height="0.309cm" svg:x="4.92cm" svg:y="8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922cm" svg:y="7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6.823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67cm" svg:y="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55cm" svg:y="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2.912cm" svg:y="8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0.972cm" svg:y="8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6.035cm" svg:y="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57cm" svg:y="7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7.243cm" svg:height="1.627cm" svg:x="6.879cm" svg:y="1.574cm">
          <draw:text-box>
            <text:p><text:span text:style-name="T2">Accords m7</text:span></text:p>
          </draw:text-box>
        </draw:frame>
        <draw:custom-shape draw:style-name="gr5" draw:text-style-name="P4" draw:layer="layout" svg:width="0.309cm" svg:height="0.309cm" svg:x="6.803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867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024cm" svg:y="1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913cm" svg:y="12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23cm" svg:y="12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7.957cm" svg:y="1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73cm" svg:height="0.768cm" svg:x="3.71cm" svg:y="14.791cm">
          <draw:text-box>
            <text:p><text:span text:style-name="T3">5</text:span></text:p>
          </draw:text-box>
        </draw:frame>
        <draw:frame draw:style-name="gr7" draw:text-style-name="P6" draw:layer="layout" svg:width="0.773cm" svg:height="0.768cm" svg:x="9.811cm" svg:y="14.791cm">
          <draw:text-box>
            <text:p><text:span text:style-name="T3">5</text:span></text:p>
          </draw:text-box>
        </draw:frame>
        <draw:frame draw:style-name="gr7" draw:text-style-name="P6" draw:layer="layout" svg:width="0.773cm" svg:height="0.768cm" svg:x="15.812cm" svg:y="14.791cm">
          <draw:text-box>
            <text:p><text:span text:style-name="T3">5</text:span></text:p>
          </draw:text-box>
        </draw:frame>
        <draw:custom-shape draw:style-name="gr5" draw:text-style-name="P4" draw:layer="layout" svg:width="0.309cm" svg:height="0.309cm" svg:x="5.886cm" svg:y="2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958cm" svg:y="25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971cm" svg:y="2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1.973cm" svg:y="2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971cm" svg:y="2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73cm" svg:height="0.768cm" svg:x="2.711cm" svg:y="20.691cm">
          <draw:text-box>
            <text:p><text:span text:style-name="T3">8</text:span></text:p>
          </draw:text-box>
        </draw:frame>
        <draw:custom-shape draw:style-name="gr4" draw:text-style-name="P3" draw:layer="layout" svg:width="0.309cm" svg:height="0.309cm" svg:x="4.869cm" svg:y="19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2.959cm" svg:y="18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5.864cm" svg:y="18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27cm" svg:y="18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0.967cm" svg:y="19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66cm" svg:y="20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5.046cm" svg:y="18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6.032cm" svg:y="18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955cm" svg:height="0.768cm" svg:x="8.749cm" svg:y="26.491cm">
          <draw:text-box>
            <text:p><text:span text:style-name="T3">10</text:span></text:p>
          </draw:text-box>
        </draw:frame>
        <draw:frame draw:style-name="gr8" draw:text-style-name="P6" draw:layer="layout" svg:width="0.955cm" svg:height="0.768cm" svg:x="2.65cm" svg:y="26.491cm">
          <draw:text-box>
            <text:p><text:span text:style-name="T3">10</text:span></text:p>
          </draw:text-box>
        </draw:frame>
        <draw:frame draw:style-name="gr8" draw:text-style-name="P6" draw:layer="layout" svg:width="0.955cm" svg:height="0.768cm" svg:x="14.75cm" svg:y="26.491cm">
          <draw:text-box>
            <text:p><text:span text:style-name="T3">10</text:span></text:p>
          </draw:text-box>
        </draw:frame>
        <draw:frame draw:style-name="gr7" draw:text-style-name="P6" draw:layer="layout" svg:width="0.773cm" svg:height="0.768cm" svg:x="8.812cm" svg:y="20.691cm">
          <draw:text-box>
            <text:p><text:span text:style-name="T3">8</text:span></text:p>
          </draw:text-box>
        </draw:frame>
        <draw:frame draw:style-name="gr7" draw:text-style-name="P6" draw:layer="layout" svg:width="0.773cm" svg:height="0.768cm" svg:x="14.851cm" svg:y="20.695cm">
          <draw:text-box>
            <text:p><text:span text:style-name="T3">8</text:span></text:p>
          </draw:text-box>
        </draw:frame>
        <draw:line draw:style-name="gr9" draw:text-style-name="P1" draw:layer="layout" svg:x1="2.651cm" svg:y1="6.353cm" svg:x2="2.651cm" svg:y2="9.015cm">
          <text:p/>
        </draw:line>
        <draw:line draw:style-name="gr9" draw:text-style-name="P1" draw:layer="layout" svg:x1="8.751cm" svg:y1="6.353cm" svg:x2="8.758cm" svg:y2="9.084cm">
          <text:p/>
        </draw:line>
        <draw:line draw:style-name="gr9" draw:text-style-name="P1" draw:layer="layout" svg:x1="14.751cm" svg:y1="6.353cm" svg:x2="14.751cm" svg:y2="9.015cm">
          <text:p/>
        </draw:line>
        <draw:custom-shape draw:style-name="gr4" draw:text-style-name="P3" draw:layer="layout" svg:width="0.309cm" svg:height="0.309cm" svg:x="3.968cm" svg:y="1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0.041cm" svg:y="1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6.05cm" svg:y="12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5.861cm" svg:y="2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033cm" svg:y="1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863cm" svg:y="19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0.988cm" svg:y="2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028cm" svg:y="1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971cm" svg:y="25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975cm" svg:y="1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09cm" svg:height="0.309cm" svg:x="16.971cm" svg:y="23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5.842cm" svg:y="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964cm" svg:y="6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6.97cm" svg:y="6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9.082cm" svg:y="19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892cm" svg:height="1.141cm" svg:x="3.573cm" svg:y="4.645cm">
          <draw:text-box>
            <text:p text:style-name="P7"><text:span text:style-name="T4">Cm7</text:span></text:p>
          </draw:text-box>
        </draw:frame>
        <draw:frame draw:style-name="gr11" draw:text-style-name="P8" draw:layer="layout" svg:width="3.449cm" svg:height="1.141cm" svg:x="3.295cm" svg:y="10.151cm">
          <draw:text-box>
            <text:p text:style-name="P7"><text:span text:style-name="T4">Cm7/Eb</text:span></text:p>
          </draw:text-box>
        </draw:frame>
        <draw:frame draw:style-name="gr12" draw:text-style-name="P8" draw:layer="layout" svg:width="3.047cm" svg:height="1.141cm" svg:x="3.496cm" svg:y="16.255cm">
          <draw:text-box>
            <text:p text:style-name="P7"><text:span text:style-name="T4">Cm7/G</text:span></text:p>
          </draw:text-box>
        </draw:frame>
        <draw:frame draw:style-name="gr13" draw:text-style-name="P8" draw:layer="layout" svg:width="3.486cm" svg:height="1.141cm" svg:x="3.276cm" svg:y="22.041cm">
          <draw:text-box>
            <text:p text:style-name="P7"><text:span text:style-name="T4">Cm7/Bb</text:span></text:p>
          </draw:text-box>
        </draw:frame>
        <draw:frame draw:style-name="gr10" draw:text-style-name="P8" draw:layer="layout" svg:width="2.892cm" svg:height="1.141cm" svg:x="9.712cm" svg:y="4.575cm">
          <draw:text-box>
            <text:p text:style-name="P7"><text:span text:style-name="T4">Gm7</text:span></text:p>
          </draw:text-box>
        </draw:frame>
        <draw:frame draw:style-name="gr14" draw:text-style-name="P8" draw:layer="layout" svg:width="3.501cm" svg:height="1.141cm" svg:x="9.408cm" svg:y="10.081cm">
          <draw:text-box>
            <text:p text:style-name="P7"><text:span text:style-name="T4">Gm7/Bb</text:span></text:p>
          </draw:text-box>
        </draw:frame>
        <draw:frame draw:style-name="gr15" draw:text-style-name="P8" draw:layer="layout" svg:width="3.08cm" svg:height="1.141cm" svg:x="9.618cm" svg:y="16.185cm">
          <draw:text-box>
            <text:p text:style-name="P7"><text:span text:style-name="T4">Gm7/D</text:span></text:p>
          </draw:text-box>
        </draw:frame>
        <draw:frame draw:style-name="gr16" draw:text-style-name="P8" draw:layer="layout" svg:width="2.954cm" svg:height="1.141cm" svg:x="9.681cm" svg:y="21.971cm">
          <draw:text-box>
            <text:p text:style-name="P7"><text:span text:style-name="T4">Gm7/F</text:span></text:p>
          </draw:text-box>
        </draw:frame>
        <draw:frame draw:style-name="gr10" draw:text-style-name="P8" draw:layer="layout" svg:width="2.892cm" svg:height="1.141cm" svg:x="15.744cm" svg:y="4.541cm">
          <draw:text-box>
            <text:p text:style-name="P7"><text:span text:style-name="T4">Em7</text:span></text:p>
          </draw:text-box>
        </draw:frame>
        <draw:frame draw:style-name="gr17" draw:text-style-name="P8" draw:layer="layout" svg:width="2.989cm" svg:height="1.141cm" svg:x="15.696cm" svg:y="10.047cm">
          <draw:text-box>
            <text:p text:style-name="P7"><text:span text:style-name="T4">Em7/G</text:span></text:p>
          </draw:text-box>
        </draw:frame>
        <draw:frame draw:style-name="gr18" draw:text-style-name="P8" draw:layer="layout" svg:width="2.953cm" svg:height="1.141cm" svg:x="15.714cm" svg:y="16.151cm">
          <draw:text-box>
            <text:p text:style-name="P7"><text:span text:style-name="T4">Em7/B</text:span></text:p>
          </draw:text-box>
        </draw:frame>
        <draw:frame draw:style-name="gr19" draw:text-style-name="P8" draw:layer="layout" svg:width="3.007cm" svg:height="1.141cm" svg:x="15.686cm" svg:y="21.937cm">
          <draw:text-box>
            <text:p text:style-name="P7"><text:span text:style-name="T4">Em7/D</text:span></text:p>
          </draw:text-box>
        </draw:frame>
        <draw:custom-shape draw:style-name="gr5" draw:text-style-name="P4" draw:layer="layout" svg:width="0.309cm" svg:height="0.309cm" svg:x="6.759cm" svg:y="12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2.891cm" svg:y="13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5.873cm" svg:y="2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4.959cm" svg:y="2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09cm" svg:height="0.309cm" svg:x="10.983cm" svg:y="25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18T21:43:33.073000000</meta:creation-date>
    <dc:date>2025-04-24T16:29:34.380477100</dc:date>
    <meta:editing-duration>PT2H21M50S</meta:editing-duration>
    <meta:editing-cycles>11</meta:editing-cycles>
    <meta:generator>LibreOffice/25.2.1.2$Windows_X86_64 LibreOffice_project/d3abf4aee5fd705e4a92bba33a32f40bc4e56f49</meta:generator>
    <meta:document-statistic meta:object-count="87"/>
  </office:meta>
</office:document-meta>
</file>